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4d"/>
    </style:style>
    <style:style style:name="P2" style:family="paragraph" style:parent-style-name="Standard">
      <style:paragraph-properties fo:text-align="center" style:justify-single-word="false"/>
      <style:text-properties officeooo:rsid="0013334d" officeooo:paragraph-rsid="0013334d"/>
    </style:style>
    <style:style style:name="P3" style:family="paragraph" style:parent-style-name="Standard">
      <style:paragraph-properties fo:text-align="start" style:justify-single-word="false"/>
      <style:text-properties officeooo:rsid="0013334d" officeooo:paragraph-rsid="0013334d"/>
    </style:style>
    <style:style style:name="P4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3334d" officeooo:paragraph-rsid="0013334d"/>
    </style:style>
    <style:style style:name="P5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3334d"/>
    </style:style>
    <style:style style:name="P6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3334d" officeooo:paragraph-rsid="0014deb0"/>
    </style:style>
    <style:style style:name="P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73311"/>
    </style:style>
    <style:style style:name="P8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3184"/>
    </style:style>
    <style:style style:name="P9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3184"/>
    </style:style>
    <style:style style:name="P10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ada5"/>
    </style:style>
    <style:style style:name="P11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ada5"/>
    </style:style>
    <style:style style:name="P12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b6749"/>
    </style:style>
    <style:style style:name="P1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b6749"/>
    </style:style>
    <style:style style:name="P14" style:family="paragraph" style:parent-style-name="Standard">
      <style:paragraph-properties fo:text-align="center" style:justify-single-word="false"/>
      <style:text-properties officeooo:rsid="0014deb0" officeooo:paragraph-rsid="0014deb0"/>
    </style:style>
    <style:style style:name="P15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5be5c" officeooo:paragraph-rsid="0015be5c"/>
    </style:style>
    <style:style style:name="P1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3184" officeooo:paragraph-rsid="00193184"/>
    </style:style>
    <style:style style:name="P17" style:family="paragraph" style:parent-style-name="Standard">
      <style:paragraph-properties fo:text-align="start" style:justify-single-word="false"/>
      <style:text-properties officeooo:rsid="0019ada5" officeooo:paragraph-rsid="0019ada5"/>
    </style:style>
    <style:style style:name="P1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ada5" officeooo:paragraph-rsid="0019ada5"/>
    </style:style>
    <style:style style:name="P19" style:family="paragraph" style:parent-style-name="Standard">
      <style:paragraph-properties fo:text-align="start" style:justify-single-word="false"/>
      <style:text-properties officeooo:rsid="001b6749" officeooo:paragraph-rsid="001b6749"/>
    </style:style>
    <style:style style:name="P2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b6749" officeooo:paragraph-rsid="001b6749"/>
    </style:style>
    <style:style style:name="P21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1b6749" officeooo:paragraph-rsid="001b6749"/>
    </style:style>
    <style:style style:name="P22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b6749" officeooo:paragraph-rsid="001b6749"/>
    </style:style>
    <style:style style:name="P23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b6749" officeooo:paragraph-rsid="001b6749"/>
    </style:style>
    <style:style style:name="P24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1b6749" officeooo:paragraph-rsid="001b6749"/>
    </style:style>
    <style:style style:name="P25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b6749" officeooo:paragraph-rsid="001b6749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2pt" officeooo:rsid="0013334d" officeooo:paragraph-rsid="0013334d"/>
    </style:style>
    <style:style style:name="P27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b6749"/>
    </style:style>
    <style:style style:name="P2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fe41f"/>
    </style:style>
    <style:style style:name="P29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fe41f" officeooo:paragraph-rsid="001fe41f"/>
    </style:style>
    <style:style style:name="P30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1ccdc" officeooo:paragraph-rsid="0021ccdc"/>
    </style:style>
    <style:style style:name="P31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1ccdc" officeooo:paragraph-rsid="0021ccdc"/>
    </style:style>
    <style:style style:name="P32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1ccdc" officeooo:paragraph-rsid="0021ccdc"/>
    </style:style>
    <style:style style:name="P33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1ccdc" officeooo:paragraph-rsid="0021ccdc"/>
    </style:style>
    <style:style style:name="P34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1ccdc" officeooo:paragraph-rsid="0021ccdc"/>
    </style:style>
    <style:style style:name="P35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21ccdc" officeooo:paragraph-rsid="0021ccdc"/>
    </style:style>
    <style:style style:name="P3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2eeb7" officeooo:paragraph-rsid="0022eeb7"/>
    </style:style>
    <style:style style:name="P3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2eeb7" officeooo:paragraph-rsid="0022eeb7"/>
    </style:style>
    <style:style style:name="P38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2eeb7" officeooo:paragraph-rsid="0022eeb7"/>
    </style:style>
    <style:style style:name="P39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3f120" officeooo:paragraph-rsid="0023f120"/>
    </style:style>
    <style:style style:name="P4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3f120" officeooo:paragraph-rsid="0023f120"/>
    </style:style>
    <style:style style:name="P41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3f120" officeooo:paragraph-rsid="0023f120"/>
    </style:style>
    <style:style style:name="P42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3f120" officeooo:paragraph-rsid="0023f120"/>
    </style:style>
    <style:style style:name="P4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2f58" officeooo:paragraph-rsid="00252f58"/>
    </style:style>
    <style:style style:name="P44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3704" officeooo:paragraph-rsid="00253704"/>
    </style:style>
    <style:style style:name="P45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72bb7" officeooo:paragraph-rsid="00272bb7"/>
    </style:style>
    <style:style style:name="P46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72bb7" officeooo:paragraph-rsid="00272bb7"/>
    </style:style>
    <style:style style:name="P47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72bb7" officeooo:paragraph-rsid="00272bb7"/>
    </style:style>
    <style:style style:name="P48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72bb7" officeooo:paragraph-rsid="00272bb7"/>
    </style:style>
    <style:style style:name="P49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98355" officeooo:paragraph-rsid="00298355"/>
    </style:style>
    <style:style style:name="P50" style:family="paragraph" style:parent-style-name="Standard">
      <loext:graphic-properties draw:fill="none" draw:fill-color="#cccccc"/>
      <style:paragraph-properties fo:text-align="center" style:justify-single-word="false" fo:background-color="transparent"/>
      <style:text-properties officeooo:rsid="00298355" officeooo:paragraph-rsid="00298355"/>
    </style:style>
    <style:style style:name="P51" style:family="paragraph" style:parent-style-name="Standard">
      <loext:graphic-properties draw:fill="none" draw:fill-color="#cccccc"/>
      <style:paragraph-properties fo:text-align="center" style:justify-single-word="false" fo:background-color="transparent"/>
      <style:text-properties officeooo:rsid="00298355" officeooo:paragraph-rsid="00298355"/>
    </style:style>
    <style:style style:name="P52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98355" officeooo:paragraph-rsid="00298355"/>
    </style:style>
    <style:style style:name="P53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298355" officeooo:paragraph-rsid="00298355"/>
    </style:style>
    <style:style style:name="P54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98355" officeooo:paragraph-rsid="00298355"/>
    </style:style>
    <style:style style:name="P55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b09c1" officeooo:paragraph-rsid="002b09c1"/>
    </style:style>
    <style:style style:name="T1" style:family="text">
      <style:text-properties officeooo:rsid="0014deb0"/>
    </style:style>
    <style:style style:name="T2" style:family="text">
      <style:text-properties officeooo:rsid="0019ada5"/>
    </style:style>
    <style:style style:name="T3" style:family="text">
      <style:text-properties officeooo:rsid="001b6749"/>
    </style:style>
    <style:style style:name="T4" style:family="text">
      <style:text-properties officeooo:rsid="002b09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2</text:p>
      <text:p text:style-name="P2">Вариант 6</text:p>
      <text:p text:style-name="P2"/>
      <text:p text:style-name="P14">Задание 1</text:p>
      <text:p text:style-name="P14"/>
      <text:p text:style-name="P6">int main()</text:p>
      <text:p text:style-name="P6">{</text:p>
      <text:p text:style-name="P6"><text:s text:c="4"/>int x = 6;</text:p>
      <text:p text:style-name="P6"><text:s text:c="4"/>int y = x / 2;</text:p>
      <text:p text:style-name="P6"><text:s text:c="4"/>y = x / 3;</text:p>
      <text:p text:style-name="P6"><text:s text:c="4"/>y = x &gt; 13 ? x : -1;</text:p>
      <text:p text:style-name="P6"><text:s text:c="4"/>return 0;</text:p>
      <text:p text:style-name="P6">}</text:p>
      <text:p text:style-name="P2"/>
      <text:p text:style-name="P1">Задание <text:span text:style-name="T1">2</text:span></text:p>
      <text:p text:style-name="P26"/>
      <text:p text:style-name="P26"/>
      <text:p text:style-name="P15"><text:s text:c="4"/>int x = 6;</text:p>
      <text:p text:style-name="P3"/>
      <text:p text:style-name="P5"><text:s text:c="2"/>movl $6, -8(%rbp)</text:p>
      <text:p text:style-name="P3"/>
      <text:p text:style-name="P4"><text:s text:c="4"/>int y = x / 2;</text:p>
      <text:p text:style-name="P19">присваивание</text:p>
      <text:p text:style-name="P5"><text:s text:c="2"/>movl -8(%rbp), %eax</text:p>
      <text:p text:style-name="P5"><text:s text:c="2"/>movl %eax, %edx</text:p>
      <text:p text:style-name="P18">Расширенный сдвиг</text:p>
      <text:p text:style-name="P5"><text:s text:c="2"/>shrl $31, %edx</text:p>
      <text:p text:style-name="P20">Сложение</text:p>
      <text:p text:style-name="P5"><text:s text:c="2"/>addl %edx, %eax</text:p>
      <text:p text:style-name="P13"><text:s text:c="2"/><text:span text:style-name="T3">арифметический сдвиг</text:span></text:p>
      <text:p text:style-name="P12"><text:s/>sarl %eax</text:p>
      <text:p text:style-name="P20">Присваивание</text:p>
      <text:p text:style-name="P5"><text:s/>movl %eax, -4(%rbp)</text:p>
      <text:p text:style-name="P3"/>
      <text:p text:style-name="P4"><text:s text:c="4"/>y = x / 3;</text:p>
      <text:p text:style-name="P17">присваивание</text:p>
      <text:p text:style-name="P5"><text:s text:c="2"/>movl -8(%rbp), %eax</text:p>
      <text:p text:style-name="P5"><text:s text:c="2"/>movslq %eax, %rdx</text:p>
      <text:p text:style-name="P18">Знаковое умножение с указанием результата</text:p>
      <text:p text:style-name="P5"><text:s text:c="2"/>imulq $1431655766, %rdx, %rdx</text:p>
      <text:p text:style-name="P18">логический сдвиг вправо</text:p>
      <text:p text:style-name="P5"><text:s text:c="2"/>shrq $32, %rdx</text:p>
      <text:p text:style-name="P18">арифметический сдвиг (логический, но с другим заполнением)</text:p>
      <text:p text:style-name="P5"><text:s text:c="2"/>sarl $31, %eax</text:p>
      <text:p text:style-name="P11"><text:s text:c="2"/><text:span text:style-name="T2">присваивание</text:span></text:p>
      <text:p text:style-name="P10"><text:s text:c="2"/>movl %edx, %ecx</text:p>
      <text:p text:style-name="P18">вычитание</text:p>
      <text:p text:style-name="P5"><text:s text:c="2"/>subl %eax, %ecx</text:p>
      <text:p text:style-name="P18">присва<text:tab/>ивание</text:p>
      <text:p text:style-name="P5"><text:s text:c="2"/>movl %ecx, %eax</text:p>
      <text:p text:style-name="P5"><text:s text:c="2"/>movl %eax, -4(%rbp)</text:p>
      <text:p text:style-name="P3"/>
      <text:p text:style-name="P3"><text:soft-page-break/></text:p>
      <text:p text:style-name="P3"/>
      <text:p text:style-name="P3"/>
      <text:p text:style-name="P3"/>
      <text:p text:style-name="P4"><text:s text:c="5"/>if (x &gt; 13)</text:p>
      <text:p text:style-name="P4"><text:s text:c="4"/>{</text:p>
      <text:p text:style-name="P4"><text:s text:c="8"/>y = x;</text:p>
      <text:p text:style-name="P4"><text:s text:c="4"/>}</text:p>
      <text:p text:style-name="P4"><text:s text:c="4"/>else</text:p>
      <text:p text:style-name="P4"><text:s text:c="4"/>{</text:p>
      <text:p text:style-name="P4"><text:s text:c="8"/>y = -1;</text:p>
      <text:p text:style-name="P4"><text:s text:c="4"/>} <text:s/></text:p>
      <text:p text:style-name="P9"/>
      <text:p text:style-name="P9"/>
      <text:p text:style-name="P16">Сравнение</text:p>
      <text:p text:style-name="P8">cmpl $13, -8(%rbp)</text:p>
      <text:p text:style-name="P16">Если да</text:p>
      <text:p text:style-name="P7"><text:s text:c="2"/>jle .L2</text:p>
      <text:p text:style-name="P7"><text:s text:c="2"/>movl -8(%rbp), %eax</text:p>
      <text:p text:style-name="P7"><text:s text:c="2"/>movl %eax, -4(%rbp)</text:p>
      <text:p text:style-name="P16">Не идем в else</text:p>
      <text:p text:style-name="P7"><text:s text:c="2"/>jmp .L3</text:p>
      <text:p text:style-name="P16">else</text:p>
      <text:p text:style-name="P7">.L2:</text:p>
      <text:p text:style-name="P7"><text:s text:c="2"/>movl $-1, -4(%rbp)</text:p>
      <text:p text:style-name="P25"/>
      <text:p text:style-name="P25">Задание 3</text:p>
      <text:p text:style-name="P29"/>
      <text:p text:style-name="P25"/>
      <text:p text:style-name="P22">template&lt;typename T&gt;</text:p>
      <text:p text:style-name="P22">T func(T x)</text:p>
      <text:p text:style-name="P22">{</text:p>
      <text:p text:style-name="P22"><text:s text:c="4"/>return x / 2;</text:p>
      <text:p text:style-name="P22">}</text:p>
      <text:p text:style-name="P22"/>
      <text:p text:style-name="P22">char _char = 15;</text:p>
      <text:p text:style-name="P22">short _short = 15;</text:p>
      <text:p text:style-name="P22">long _long = 15;</text:p>
      <text:p text:style-name="P22">long long _long_long = 15;</text:p>
      <text:p text:style-name="P22">long double _long_double = 15;</text:p>
      <text:p text:style-name="P22"/>
      <text:p text:style-name="P22">int main()</text:p>
      <text:p text:style-name="P22">{</text:p>
      <text:p text:style-name="P22"><text:s text:c="4"/>char y_char = func(_char);</text:p>
      <text:p text:style-name="P22"><text:s text:c="4"/>short y_short = func(_short);</text:p>
      <text:p text:style-name="P22"><text:s text:c="4"/>long y_long = func(_long);</text:p>
      <text:p text:style-name="P22"><text:s text:c="4"/>long long y_long_long = func(_long_long);</text:p>
      <text:p text:style-name="P22"><text:s text:c="4"/>long double y_long_double = func(_long_double);</text:p>
      <text:p text:style-name="P22"><text:s text:c="4"/></text:p>
      <text:p text:style-name="P22"><text:s text:c="4"/>return 0;</text:p>
      <text:p text:style-name="P22">}</text:p>
      <text:p text:style-name="P21"/>
      <text:p text:style-name="P21"><text:soft-page-break/></text:p>
      <text:p text:style-name="P23">_char:</text:p>
      <text:p text:style-name="P23"><text:s text:c="2"/>.byte 15</text:p>
      <text:p text:style-name="P23">_short:</text:p>
      <text:p text:style-name="P23"><text:s text:c="2"/>.value 15</text:p>
      <text:p text:style-name="P23">_long:</text:p>
      <text:p text:style-name="P23"><text:s text:c="2"/>.quad 15</text:p>
      <text:p text:style-name="P23">_long_long:</text:p>
      <text:p text:style-name="P23"><text:s text:c="2"/>.quad 15</text:p>
      <text:p text:style-name="P23">_long_double:</text:p>
      <text:p text:style-name="P23"><text:s text:c="2"/>.long 0</text:p>
      <text:p text:style-name="P23"><text:s text:c="2"/>.long 4026531840</text:p>
      <text:p text:style-name="P23"><text:s text:c="2"/>.long 16386</text:p>
      <text:p text:style-name="P23"><text:s text:c="2"/>.long 0</text:p>
      <text:p text:style-name="P23">main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subq $48, %rsp</text:p>
      <text:p text:style-name="P23"><text:s text:c="2"/>movzbl _char(%rip), %eax</text:p>
      <text:p text:style-name="P23"><text:s text:c="2"/>movsbl %al, %eax</text:p>
      <text:p text:style-name="P23"><text:s text:c="2"/>movl %eax, %edi</text:p>
      <text:p text:style-name="P23"><text:s text:c="2"/>call _Z4funcIcET_S0_</text:p>
      <text:p text:style-name="P23"><text:s text:c="2"/>movb %al, -35(%rbp)</text:p>
      <text:p text:style-name="P23"><text:s text:c="2"/>movzwl _short(%rip), %eax</text:p>
      <text:p text:style-name="P23"><text:s text:c="2"/>cwtl</text:p>
      <text:p text:style-name="P23"><text:s text:c="2"/>movl %eax, %edi</text:p>
      <text:p text:style-name="P23"><text:s text:c="2"/>call _Z4funcIsET_S0_</text:p>
      <text:p text:style-name="P23"><text:s text:c="2"/>movw %ax, -34(%rbp)</text:p>
      <text:p text:style-name="P23"><text:s text:c="2"/>movq _long(%rip), %rax</text:p>
      <text:p text:style-name="P23"><text:s text:c="2"/>movq %rax, %rdi</text:p>
      <text:p text:style-name="P23"><text:s text:c="2"/>call _Z4funcIlET_S0_</text:p>
      <text:p text:style-name="P23"><text:s text:c="2"/>movq %rax, -32(%rbp)</text:p>
      <text:p text:style-name="P23"><text:s text:c="2"/>movq _long_long(%rip), %rax</text:p>
      <text:p text:style-name="P23"><text:s text:c="2"/>movq %rax, %rdi</text:p>
      <text:p text:style-name="P23"><text:s text:c="2"/>call _Z4funcIxET_S0_</text:p>
      <text:p text:style-name="P23"><text:s text:c="2"/>movq %rax, -24(%rbp)</text:p>
      <text:p text:style-name="P23"><text:s text:c="2"/>fldt _long_double(%rip)</text:p>
      <text:p text:style-name="P23"><text:s text:c="2"/>leaq -16(%rsp), %rsp</text:p>
      <text:p text:style-name="P23"><text:s text:c="2"/>fstpt (%rsp)</text:p>
      <text:p text:style-name="P23"><text:s text:c="2"/>call _Z4funcIeET_S0_</text:p>
      <text:p text:style-name="P23"><text:s text:c="2"/>addq $16, %rsp</text:p>
      <text:p text:style-name="P23"><text:s text:c="2"/>fstpt -16(%rbp)</text:p>
      <text:p text:style-name="P23"><text:s text:c="2"/>movl $0, %eax</text:p>
      <text:p text:style-name="P23"><text:s text:c="2"/>leave</text:p>
      <text:p text:style-name="P23"><text:s text:c="2"/>ret</text:p>
      <text:p text:style-name="P23">_Z4funcIc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l %edi, %eax</text:p>
      <text:p text:style-name="P23"><text:s text:c="2"/>movb %al, -4(%rbp)</text:p>
      <text:p text:style-name="P23"><text:soft-page-break/><text:s text:c="2"/>movzbl -4(%rbp), %eax</text:p>
      <text:p text:style-name="P23"><text:s text:c="2"/>movl %eax, %edx</text:p>
      <text:p text:style-name="P23"><text:s text:c="2"/>shrb $7, %dl</text:p>
      <text:p text:style-name="P23"><text:s text:c="2"/>addl %edx, %eax</text:p>
      <text:p text:style-name="P23"><text:s text:c="2"/>sarb %al</text:p>
      <text:p text:style-name="P23"><text:s text:c="2"/>popq %rbp</text:p>
      <text:p text:style-name="P23"><text:s text:c="2"/>ret</text:p>
      <text:p text:style-name="P23">_Z4funcIs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l %edi, %eax</text:p>
      <text:p text:style-name="P23"><text:s text:c="2"/>movw %ax, -4(%rbp)</text:p>
      <text:p text:style-name="P23"><text:s text:c="2"/>movzwl -4(%rbp), %eax</text:p>
      <text:p text:style-name="P23"><text:s text:c="2"/>movl %eax, %edx</text:p>
      <text:p text:style-name="P23"><text:s text:c="2"/>shrw $15, %dx</text:p>
      <text:p text:style-name="P23"><text:s text:c="2"/>addl %edx, %eax</text:p>
      <text:p text:style-name="P23"><text:s text:c="2"/>sarw %ax</text:p>
      <text:p text:style-name="P23"><text:s text:c="2"/>popq %rbp</text:p>
      <text:p text:style-name="P23"><text:s text:c="2"/>ret</text:p>
      <text:p text:style-name="P23">_Z4funcIl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q %rdi, -8(%rbp)</text:p>
      <text:p text:style-name="P23"><text:s text:c="2"/>movq -8(%rbp), %rax</text:p>
      <text:p text:style-name="P23"><text:s text:c="2"/>movq %rax, %rdx</text:p>
      <text:p text:style-name="P23"><text:s text:c="2"/>shrq $63, %rdx</text:p>
      <text:p text:style-name="P23"><text:s text:c="2"/>addq %rdx, %rax</text:p>
      <text:p text:style-name="P23"><text:s text:c="2"/>sarq %rax</text:p>
      <text:p text:style-name="P23"><text:s text:c="2"/>popq %rbp</text:p>
      <text:p text:style-name="P23"><text:s text:c="2"/>ret</text:p>
      <text:p text:style-name="P23">_Z4funcIx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q %rdi, -8(%rbp)</text:p>
      <text:p text:style-name="P23"><text:s text:c="2"/>movq -8(%rbp), %rax</text:p>
      <text:p text:style-name="P23"><text:s text:c="2"/>movq %rax, %rdx</text:p>
      <text:p text:style-name="P23"><text:s text:c="2"/>shrq $63, %rdx</text:p>
      <text:p text:style-name="P23"><text:s text:c="2"/>addq %rdx, %rax</text:p>
      <text:p text:style-name="P23"><text:s text:c="2"/>sarq %rax</text:p>
      <text:p text:style-name="P23"><text:s text:c="2"/>popq %rbp</text:p>
      <text:p text:style-name="P23"><text:s text:c="2"/>ret</text:p>
      <text:p text:style-name="P23">_Z4funcIe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fldt 16(%rbp)</text:p>
      <text:p text:style-name="P23"><text:s text:c="2"/>fldt .LC1(%rip)</text:p>
      <text:p text:style-name="P23"><text:s text:c="2"/>fdivrp %st, %st(1)</text:p>
      <text:p text:style-name="P23"><text:s text:c="2"/>popq %rbp</text:p>
      <text:p text:style-name="P23"><text:soft-page-break/><text:s text:c="2"/>ret</text:p>
      <text:p text:style-name="P23">.LC1:</text:p>
      <text:p text:style-name="P23"><text:s text:c="2"/>.long 0</text:p>
      <text:p text:style-name="P23"><text:s text:c="2"/>.long 2147483648</text:p>
      <text:p text:style-name="P23"><text:s text:c="2"/>.long 16384</text:p>
      <text:p text:style-name="P23"><text:s text:c="2"/>.long 0</text:p>
      <text:p text:style-name="P23">0:</text:p>
      <text:p text:style-name="P23">1:</text:p>
      <text:p text:style-name="P23">2:</text:p>
      <text:p text:style-name="P23">3:</text:p>
      <text:p text:style-name="P23">4:</text:p>
      <text:p text:style-name="P21"/>
      <text:p text:style-name="P21"/>
      <text:p text:style-name="P24"><text:s text:c="4"/>char y_char = func(_char);</text:p>
      <text:p text:style-name="P21"/>
      <text:p text:style-name="P23"><text:s text:c="2"/>movzbl _char(%rip), %eax</text:p>
      <text:p text:style-name="P23"><text:s text:c="2"/>movsbl %al, %eax</text:p>
      <text:p text:style-name="P23"><text:s text:c="2"/>movl %eax, %edi</text:p>
      <text:p text:style-name="P23"><text:s text:c="2"/>call _Z4funcIcET_S0_</text:p>
      <text:p text:style-name="P23"><text:s text:c="2"/>movb %al, -35(%rbp)</text:p>
      <text:p text:style-name="P23"/>
      <text:p text:style-name="P23"/>
      <text:p text:style-name="P23">_Z4funcIc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l %edi, %eax</text:p>
      <text:p text:style-name="P23"><text:s text:c="2"/>movb %al, -4(%rbp)</text:p>
      <text:p text:style-name="P23"><text:s text:c="2"/>movzbl -4(%rbp), %eax</text:p>
      <text:p text:style-name="P23"><text:s text:c="2"/>movl %eax, %edx</text:p>
      <text:p text:style-name="P23"><text:s text:c="2"/>shrb $7, %dl</text:p>
      <text:p text:style-name="P23"><text:s text:c="2"/>addl %edx, %eax</text:p>
      <text:p text:style-name="P23"><text:s text:c="2"/>sarb %al</text:p>
      <text:p text:style-name="P23"><text:s text:c="2"/>popq %rbp</text:p>
      <text:p text:style-name="P23"><text:s text:c="2"/>ret</text:p>
      <text:p text:style-name="P21"/>
      <text:p text:style-name="P24"><text:s text:c="4"/>short y_short = func(_short);</text:p>
      <text:p text:style-name="P21"/>
      <text:p text:style-name="P23"><text:s text:c="2"/>movzwl _short(%rip), %eax</text:p>
      <text:p text:style-name="P23"><text:s text:c="2"/>cwtl</text:p>
      <text:p text:style-name="P23"><text:s text:c="2"/>movl %eax, %edi</text:p>
      <text:p text:style-name="P23"><text:s text:c="2"/>call _Z4funcIsET_S0_</text:p>
      <text:p text:style-name="P23"><text:s text:c="2"/>movw %ax, -34(%rbp)</text:p>
      <text:p text:style-name="P23"/>
      <text:p text:style-name="P23">_Z4funcIl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q %rdi, -8(%rbp)</text:p>
      <text:p text:style-name="P23"><text:s text:c="2"/>movq -8(%rbp), %rax</text:p>
      <text:p text:style-name="P23"><text:s text:c="2"/>movq %rax, %rdx</text:p>
      <text:p text:style-name="P23"><text:s text:c="2"/>shrq $63, %rdx</text:p>
      <text:p text:style-name="P23"><text:soft-page-break/><text:s text:c="2"/>addq %rdx, %rax</text:p>
      <text:p text:style-name="P23"><text:s text:c="2"/>sarq %rax</text:p>
      <text:p text:style-name="P23"><text:s text:c="2"/>popq %rbp</text:p>
      <text:p text:style-name="P23"><text:s text:c="2"/>ret</text:p>
      <text:p text:style-name="P20"/>
      <text:p text:style-name="P24"><text:s text:c="4"/>long y_long = func(_long);</text:p>
      <text:p text:style-name="P20"/>
      <text:p text:style-name="P23"><text:s text:c="2"/>movq _long(%rip), %rax</text:p>
      <text:p text:style-name="P23"><text:s text:c="2"/>movq %rax, %rdi</text:p>
      <text:p text:style-name="P23"><text:s text:c="2"/>call _Z4funcIlET_S0_</text:p>
      <text:p text:style-name="P23"><text:s text:c="2"/>movq %rax, -32(%rbp)</text:p>
      <text:p text:style-name="P23"/>
      <text:p text:style-name="P23">_Z4funcIl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q %rdi, -8(%rbp)</text:p>
      <text:p text:style-name="P23"><text:s text:c="2"/>movq -8(%rbp), %rax</text:p>
      <text:p text:style-name="P23"><text:s text:c="2"/>movq %rax, %rdx</text:p>
      <text:p text:style-name="P23"><text:s text:c="2"/>shrq $63, %rdx</text:p>
      <text:p text:style-name="P23"><text:s text:c="2"/>addq %rdx, %rax</text:p>
      <text:p text:style-name="P23"><text:s text:c="2"/>sarq %rax</text:p>
      <text:p text:style-name="P23"><text:s text:c="2"/>popq %rbp</text:p>
      <text:p text:style-name="P23"><text:s text:c="2"/>ret</text:p>
      <text:p text:style-name="P20"/>
      <text:p text:style-name="P24"><text:s text:c="4"/>long long y_long_long = func(_long_long);</text:p>
      <text:p text:style-name="P20"/>
      <text:p text:style-name="P23"><text:s text:c="2"/>movq _long_long(%rip), %rax</text:p>
      <text:p text:style-name="P23"><text:s text:c="2"/>movq %rax, %rdi</text:p>
      <text:p text:style-name="P23"><text:s text:c="2"/>call _Z4funcIxET_S0_</text:p>
      <text:p text:style-name="P23"><text:s text:c="2"/>movq %rax, -24(%rbp)</text:p>
      <text:p text:style-name="P23"/>
      <text:p text:style-name="P23">_Z4funcIx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movq %rdi, -8(%rbp)</text:p>
      <text:p text:style-name="P23"><text:s text:c="2"/>movq -8(%rbp), %rax</text:p>
      <text:p text:style-name="P23"><text:s text:c="2"/>movq %rax, %rdx</text:p>
      <text:p text:style-name="P23"><text:s text:c="2"/>shrq $63, %rdx</text:p>
      <text:p text:style-name="P23"><text:s text:c="2"/>addq %rdx, %rax</text:p>
      <text:p text:style-name="P23"><text:s text:c="2"/>sarq %rax</text:p>
      <text:p text:style-name="P23"><text:s text:c="2"/>popq %rbp</text:p>
      <text:p text:style-name="P23"><text:s text:c="2"/>ret</text:p>
      <text:p text:style-name="P20"/>
      <text:p text:style-name="P24"><text:s text:c="4"/>long double y_long_double = func(_long_double);</text:p>
      <text:p text:style-name="P27"/>
      <text:p text:style-name="P23"><text:s text:c="2"/>fldt _long_double(%rip)</text:p>
      <text:p text:style-name="P23"><text:s text:c="2"/>leaq -16(%rsp), %rsp</text:p>
      <text:p text:style-name="P23"><text:s text:c="2"/>fstpt (%rsp)</text:p>
      <text:p text:style-name="P23"><text:s text:c="2"/>call _Z4funcIeET_S0_</text:p>
      <text:p text:style-name="P23"><text:s text:c="2"/>addq $16, %rsp</text:p>
      <text:p text:style-name="P23"><text:soft-page-break/><text:s text:c="2"/>fstpt -16(%rbp)</text:p>
      <text:p text:style-name="P23">_Z4funcIeET_S0_:</text:p>
      <text:p text:style-name="P23"><text:s text:c="2"/>endbr64</text:p>
      <text:p text:style-name="P23"><text:s text:c="2"/>pushq %rbp</text:p>
      <text:p text:style-name="P23"><text:s text:c="2"/>movq %rsp, %rbp</text:p>
      <text:p text:style-name="P23"><text:s text:c="2"/>fldt 16(%rbp)</text:p>
      <text:p text:style-name="P23"><text:s text:c="2"/>fldt .LC1(%rip)</text:p>
      <text:p text:style-name="P23"><text:s text:c="2"/>fdivrp %st, %st(1)</text:p>
      <text:p text:style-name="P23"><text:s text:c="2"/>popq %rbp</text:p>
      <text:p text:style-name="P23"><text:s text:c="2"/>ret</text:p>
      <text:p text:style-name="P28"/>
      <text:p text:style-name="P28">Для каждого типа была определена функция. Теперь в переменную не просто идет запись с помощью mov, есть предобработка. Глобальные переменные вынеслись вверх.</text:p>
      <text:p text:style-name="P28"/>
      <text:p text:style-name="P30">Задание №4</text:p>
      <text:p text:style-name="P33">int func(int x)</text:p>
      <text:p text:style-name="P33">{</text:p>
      <text:p text:style-name="P33"><text:s text:c="4"/>return x / 2;</text:p>
      <text:p text:style-name="P33">}</text:p>
      <text:p text:style-name="P33"/>
      <text:p text:style-name="P33">int main()</text:p>
      <text:p text:style-name="P33">{</text:p>
      <text:p text:style-name="P33"><text:s text:c="4"/>int x = 15;</text:p>
      <text:p text:style-name="P33"><text:s text:c="4"/>int y = func(x);</text:p>
      <text:p text:style-name="P33"><text:s text:c="4"/>return 0;</text:p>
      <text:p text:style-name="P33">}</text:p>
      <text:p text:style-name="P32"/>
      <text:p text:style-name="P34">_Z4funci:</text:p>
      <text:p text:style-name="P34"><text:s text:c="2"/>endbr64</text:p>
      <text:p text:style-name="P34"><text:s text:c="2"/>pushq %rbp</text:p>
      <text:p text:style-name="P34"><text:s text:c="2"/>movq %rsp, %rbp</text:p>
      <text:p text:style-name="P34"><text:s text:c="2"/>movl %edi, -4(%rbp)</text:p>
      <text:p text:style-name="P34"><text:s text:c="2"/>movl -4(%rbp), %eax</text:p>
      <text:p text:style-name="P34"><text:s text:c="2"/>movl %eax, %edx</text:p>
      <text:p text:style-name="P34"><text:s text:c="2"/>shrl $31, %edx</text:p>
      <text:p text:style-name="P34"><text:s text:c="2"/>addl %edx, %eax</text:p>
      <text:p text:style-name="P34"><text:s text:c="2"/>sarl %eax</text:p>
      <text:p text:style-name="P34"><text:s text:c="2"/>popq %rbp</text:p>
      <text:p text:style-name="P34"><text:s text:c="2"/>ret</text:p>
      <text:p text:style-name="P34">main:</text:p>
      <text:p text:style-name="P34"><text:s text:c="2"/>endbr64</text:p>
      <text:p text:style-name="P34"><text:s text:c="2"/>pushq %rbp</text:p>
      <text:p text:style-name="P34"><text:s text:c="2"/>movq %rsp, %rbp</text:p>
      <text:p text:style-name="P34"><text:s text:c="2"/>subq $16, %rsp</text:p>
      <text:p text:style-name="P34"><text:s text:c="2"/>movl $15, -8(%rbp)</text:p>
      <text:p text:style-name="P34"><text:s text:c="2"/>movl -8(%rbp), %eax</text:p>
      <text:p text:style-name="P34"><text:s text:c="2"/>movl %eax, %edi</text:p>
      <text:p text:style-name="P34"><text:s text:c="2"/>call _Z4funci</text:p>
      <text:p text:style-name="P34"><text:s text:c="2"/>movl %eax, -4(%rbp)</text:p>
      <text:p text:style-name="P34"><text:s text:c="2"/>movl $0, %eax</text:p>
      <text:p text:style-name="P34"><text:s text:c="2"/>leave</text:p>
      <text:p text:style-name="P34"><text:s text:c="2"/>ret</text:p>
      <text:p text:style-name="P34"><text:soft-page-break/>0:</text:p>
      <text:p text:style-name="P34">1:</text:p>
      <text:p text:style-name="P34">2:</text:p>
      <text:p text:style-name="P34">3:</text:p>
      <text:p text:style-name="P34">4:</text:p>
      <text:p text:style-name="P32"/>
      <text:p text:style-name="P32">Код вызова функции: </text:p>
      <text:p text:style-name="P32"/>
      <text:p text:style-name="P35"><text:s text:c="4"/>int y = func(x);</text:p>
      <text:p text:style-name="P32"/>
      <text:p text:style-name="P34"><text:s text:c="2"/>movl -8(%rbp), %eax</text:p>
      <text:p text:style-name="P34"><text:s text:c="2"/>movl %eax, %edi</text:p>
      <text:p text:style-name="P34"><text:s text:c="2"/>call _Z4funci</text:p>
      <text:p text:style-name="P34"><text:s text:c="2"/>movl %eax, -4(%rbp)</text:p>
      <text:p text:style-name="P32"/>
      <text:p text:style-name="P32">Передача аргументов происходит по адресу:</text:p>
      <text:p text:style-name="P34"><text:s text:c="2"/>movl -8(%rbp), %eax</text:p>
      <text:p text:style-name="P32"/>
      <text:p text:style-name="P34">_Z4funci:</text:p>
      <text:p text:style-name="P34"><text:s text:c="2"/>endbr64</text:p>
      <text:p text:style-name="P34"><text:s text:c="2"/>pushq %rbp</text:p>
      <text:p text:style-name="P34"><text:s text:c="2"/>movq %rsp, %rbp</text:p>
      <text:p text:style-name="P34"><text:s text:c="2"/>movl %edi, -4(%rbp)</text:p>
      <text:p text:style-name="P34"><text:s text:c="2"/>movl -4(%rbp), %eax</text:p>
      <text:p text:style-name="P34"><text:s text:c="2"/>movl %eax, %edx</text:p>
      <text:p text:style-name="P34"><text:s text:c="2"/>shrl $31, %edx</text:p>
      <text:p text:style-name="P34"><text:s text:c="2"/>addl %edx, %eax</text:p>
      <text:p text:style-name="P34"><text:s text:c="2"/>sarl %eax</text:p>
      <text:p text:style-name="P34"><text:s text:c="2"/>popq %rbp</text:p>
      <text:p text:style-name="P34"><text:s text:c="2"/>ret</text:p>
      <text:p text:style-name="P31"/>
      <text:p text:style-name="P36">Возврат по адресу:</text:p>
      <text:p text:style-name="P37"><text:s text:c="2"/>movl %eax, -4(%rbp)</text:p>
      <text:p text:style-name="P38"/>
      <text:p text:style-name="P39">Задание № 5</text:p>
      <text:p text:style-name="P39"/>
      <text:p text:style-name="P41">float func(int x)</text:p>
      <text:p text:style-name="P41">{</text:p>
      <text:p text:style-name="P41"><text:s text:c="4"/>return (float)x / 2;</text:p>
      <text:p text:style-name="P41">}</text:p>
      <text:p text:style-name="P41"/>
      <text:p text:style-name="P41">int main()</text:p>
      <text:p text:style-name="P41">{</text:p>
      <text:p text:style-name="P41"><text:s text:c="4"/>int x = 15;</text:p>
      <text:p text:style-name="P41"><text:s text:c="4"/>float y = func(x);</text:p>
      <text:p text:style-name="P41"><text:s text:c="4"/>return 0;</text:p>
      <text:p text:style-name="P41">}</text:p>
      <text:p text:style-name="P40"/>
      <text:p text:style-name="P42">_Z4funci:</text:p>
      <text:p text:style-name="P42"><text:s text:c="2"/>endbr64</text:p>
      <text:p text:style-name="P42"><text:s text:c="2"/>pushq %rbp</text:p>
      <text:p text:style-name="P42"><text:s text:c="2"/>movq %rsp, %rbp</text:p>
      <text:p text:style-name="P42"><text:soft-page-break/><text:s text:c="2"/>movl %edi, -4(%rbp)</text:p>
      <text:p text:style-name="P42"><text:s text:c="2"/>movl -4(%rbp), %eax</text:p>
      <text:p text:style-name="P42"><text:s text:c="2"/>movl %eax, %edx</text:p>
      <text:p text:style-name="P42"><text:s text:c="2"/>shrl $31, %edx</text:p>
      <text:p text:style-name="P42"><text:s text:c="2"/>addl %edx, %eax</text:p>
      <text:p text:style-name="P42"><text:s text:c="2"/>sarl %eax</text:p>
      <text:p text:style-name="P42"><text:s text:c="2"/>popq %rbp</text:p>
      <text:p text:style-name="P42"><text:s text:c="2"/>ret</text:p>
      <text:p text:style-name="P42">main:</text:p>
      <text:p text:style-name="P42"><text:s text:c="2"/>endbr64</text:p>
      <text:p text:style-name="P42"><text:s text:c="2"/>pushq %rbp</text:p>
      <text:p text:style-name="P42"><text:s text:c="2"/>movq %rsp, %rbp</text:p>
      <text:p text:style-name="P42"><text:s text:c="2"/>subq $16, %rsp</text:p>
      <text:p text:style-name="P42"><text:s text:c="2"/>movl $15, -8(%rbp)</text:p>
      <text:p text:style-name="P42"><text:s text:c="2"/>movl -8(%rbp), %eax</text:p>
      <text:p text:style-name="P42"><text:s text:c="2"/>movl %eax, %edi</text:p>
      <text:p text:style-name="P42"><text:s text:c="2"/>call _Z4funci</text:p>
      <text:p text:style-name="P42"><text:s text:c="2"/>movl %eax, -4(%rbp)</text:p>
      <text:p text:style-name="P42"><text:s text:c="2"/>movl $0, %eax</text:p>
      <text:p text:style-name="P42"><text:s text:c="2"/>leave</text:p>
      <text:p text:style-name="P42"><text:s text:c="2"/>ret</text:p>
      <text:p text:style-name="P42">0:</text:p>
      <text:p text:style-name="P42">1:</text:p>
      <text:p text:style-name="P42">2:</text:p>
      <text:p text:style-name="P42">3:</text:p>
      <text:p text:style-name="P42">4:</text:p>
      <text:p text:style-name="P40"/>
      <text:p text:style-name="P44">Аргумент передается и возвращается по значению.</text:p>
      <text:p text:style-name="P43">Видно, что изменился первый оператор перемещения. movl -&gt; <text:s/>movq (4 байта -&gt; 8 байт).</text:p>
      <text:p text:style-name="P43"/>
      <text:p text:style-name="P45">Задание №6</text:p>
      <text:p text:style-name="P47">int func(int x)</text:p>
      <text:p text:style-name="P47">{</text:p>
      <text:p text:style-name="P47"><text:s text:c="4"/>return x / 2;</text:p>
      <text:p text:style-name="P47">}</text:p>
      <text:p text:style-name="P47"/>
      <text:p text:style-name="P47">int main()</text:p>
      <text:p text:style-name="P47">{</text:p>
      <text:p text:style-name="P47"><text:s text:c="4"/>const int x = 15;</text:p>
      <text:p text:style-name="P47"><text:s text:c="4"/>int y = func(x);</text:p>
      <text:p text:style-name="P47"><text:s text:c="4"/>return 0;</text:p>
      <text:p text:style-name="P47">}</text:p>
      <text:p text:style-name="P46"/>
      <text:p text:style-name="P48">_Z4funci:</text:p>
      <text:p text:style-name="P48"><text:s text:c="2"/>endbr64</text:p>
      <text:p text:style-name="P48"><text:s text:c="2"/>pushq %rbp</text:p>
      <text:p text:style-name="P48"><text:s text:c="2"/>movq %rsp, %rbp</text:p>
      <text:p text:style-name="P48"><text:s text:c="2"/>movl %edi, -4(%rbp)</text:p>
      <text:p text:style-name="P48"><text:s text:c="2"/>movl -4(%rbp), %eax</text:p>
      <text:p text:style-name="P48"><text:s text:c="2"/>movl %eax, %edx</text:p>
      <text:p text:style-name="P48"><text:s text:c="2"/>shrl $31, %edx</text:p>
      <text:p text:style-name="P48"><text:s text:c="2"/>addl %edx, %eax</text:p>
      <text:p text:style-name="P48"><text:soft-page-break/><text:s text:c="2"/>sarl %eax</text:p>
      <text:p text:style-name="P48"><text:s text:c="2"/>popq %rbp</text:p>
      <text:p text:style-name="P48"><text:s text:c="2"/>ret</text:p>
      <text:p text:style-name="P48">main:</text:p>
      <text:p text:style-name="P48"><text:s text:c="2"/>endbr64</text:p>
      <text:p text:style-name="P48"><text:s text:c="2"/>pushq %rbp</text:p>
      <text:p text:style-name="P48"><text:s text:c="2"/>movq %rsp, %rbp</text:p>
      <text:p text:style-name="P48"><text:s text:c="2"/>subq $16, %rsp</text:p>
      <text:p text:style-name="P48"><text:s text:c="2"/>movl $15, -8(%rbp)</text:p>
      <text:p text:style-name="P48"><text:s text:c="2"/>movl $15, %edi</text:p>
      <text:p text:style-name="P48"><text:s text:c="2"/>call _Z4funci</text:p>
      <text:p text:style-name="P48"><text:s text:c="2"/>movl %eax, -4(%rbp)</text:p>
      <text:p text:style-name="P48"><text:s text:c="2"/>movl $0, %eax</text:p>
      <text:p text:style-name="P48"><text:s text:c="2"/>leave</text:p>
      <text:p text:style-name="P48"><text:s text:c="2"/>ret</text:p>
      <text:p text:style-name="P48">0:</text:p>
      <text:p text:style-name="P48">1:</text:p>
      <text:p text:style-name="P48">2:</text:p>
      <text:p text:style-name="P48">3:</text:p>
      <text:p text:style-name="P48">4:</text:p>
      <text:p text:style-name="P46"/>
      <text:p text:style-name="P49">Теперь мы обращаемся к переменной без посредников.</text:p>
      <text:p text:style-name="P50"/>
      <text:p text:style-name="P50">Задание №<text:span text:style-name="T4">7</text:span></text:p>
      <text:p text:style-name="P50"/>
      <text:p text:style-name="P55">icc x86-64 12.1.18</text:p>
      <text:p text:style-name="P55"/>
      <text:p text:style-name="P53">int func(int x)</text:p>
      <text:p text:style-name="P53">{</text:p>
      <text:p text:style-name="P53"><text:s text:c="4"/>return x / 2;</text:p>
      <text:p text:style-name="P53">}</text:p>
      <text:p text:style-name="P53"/>
      <text:p text:style-name="P53">int main()</text:p>
      <text:p text:style-name="P53">{</text:p>
      <text:p text:style-name="P53"><text:s text:c="4"/>const int x = 15;</text:p>
      <text:p text:style-name="P53"><text:s text:c="4"/>int y = func(x);</text:p>
      <text:p text:style-name="P53"><text:s text:c="4"/>return 0;</text:p>
      <text:p text:style-name="P53">}</text:p>
      <text:p text:style-name="P49"/>
      <text:p text:style-name="P54">push <text:s text:c="5"/>rbp <text:s text:c="42"/>#2.1</text:p>
      <text:p text:style-name="P54">mov <text:s text:c="6"/>rbp, rsp <text:s text:c="37"/>#2.1</text:p>
      <text:p text:style-name="P54">sub <text:s text:c="6"/>rsp, 16 <text:s text:c="38"/>#2.1</text:p>
      <text:p text:style-name="P54">mov <text:s text:c="6"/>DWORD PTR [-16+rbp], edi <text:s text:c="21"/>#2.1</text:p>
      <text:p text:style-name="P54">mov <text:s text:c="6"/>eax, DWORD PTR [-16+rbp] <text:s text:c="21"/>#3.12</text:p>
      <text:p text:style-name="P54">mov <text:s text:c="6"/>edx, 0 <text:s text:c="39"/>#3.16</text:p>
      <text:p text:style-name="P54">test <text:s text:c="5"/>eax, eax <text:s text:c="37"/>#3.16</text:p>
      <text:p text:style-name="P54">setl <text:s text:c="5"/>dl <text:s text:c="43"/>#3.16</text:p>
      <text:p text:style-name="P54">add <text:s text:c="6"/>edx, DWORD PTR [-16+rbp] <text:s text:c="21"/>#3.16</text:p>
      <text:p text:style-name="P54">sar <text:s text:c="6"/>edx, 1 <text:s text:c="39"/>#3.16</text:p>
      <text:p text:style-name="P54">mov <text:s text:c="6"/>eax, edx <text:s text:c="37"/>#3.16</text:p>
      <text:p text:style-name="P54">leave <text:s text:c="50"/>#3.16</text:p>
      <text:p text:style-name="P54">ret <text:s text:c="52"/>#3.16</text:p>
      <text:p text:style-name="P54"><text:soft-page-break/></text:p>
      <text:p text:style-name="P54">main:</text:p>
      <text:p text:style-name="P54">push <text:s text:c="5"/>rbp <text:s text:c="42"/>#7.1</text:p>
      <text:p text:style-name="P54">mov <text:s text:c="6"/>rbp, rsp <text:s text:c="37"/>#7.1</text:p>
      <text:p text:style-name="P54">sub <text:s text:c="6"/>rsp, 16 <text:s text:c="38"/>#7.1</text:p>
      <text:p text:style-name="P54">mov <text:s text:c="6"/>DWORD PTR [-16+rbp], 15 <text:s text:c="22"/>#8.17</text:p>
      <text:p text:style-name="P54">mov <text:s text:c="6"/>eax, 15 <text:s text:c="38"/>#9.13</text:p>
      <text:p text:style-name="P54">mov <text:s text:c="6"/>edi, eax <text:s text:c="37"/>#9.13</text:p>
      <text:p text:style-name="P54">call <text:s text:c="5"/>func(int) <text:s text:c="37"/>#9.13</text:p>
      <text:p text:style-name="P54">mov <text:s text:c="6"/>DWORD PTR [-12+rbp], eax <text:s text:c="21"/>#9.13</text:p>
      <text:p text:style-name="P54">mov <text:s text:c="6"/>eax, DWORD PTR [-12+rbp] <text:s text:c="21"/>#9.13</text:p>
      <text:p text:style-name="P54">mov <text:s text:c="6"/>DWORD PTR [-8+rbp], eax <text:s text:c="22"/>#9.11</text:p>
      <text:p text:style-name="P54">mov <text:s text:c="6"/>eax, 0 <text:s text:c="39"/>#10.12</text:p>
      <text:p text:style-name="P54">leave <text:s text:c="50"/>#10.12</text:p>
      <text:p text:style-name="P54">ret <text:s text:c="52"/>#10.12</text:p>
      <text:p text:style-name="P49"/>
      <text:p text:style-name="P55">Изменился способ передачи аргумента в функцию. Теперь он передает по стек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8:35:18.644689558</meta:creation-date>
    <dc:date>2020-09-21T22:11:44.887996061</dc:date>
    <meta:editing-duration>PT2H4M22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1" meta:paragraph-count="472" meta:word-count="1199" meta:character-count="8328" meta:non-whitespace-character-count="5781"/>
  </office:meta>
</office:document-meta>
</file>